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thin solid #999999" fo:background-color="#FFFF00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thin solid #999999" fo:background-color="#FFFF00"/>
    </style:style>
    <style:style style:name="ce16" style:family="table-cell" style:parent-style-name="Default" style:data-style-name="N0">
      <style:table-cell-properties fo:border-top="thin solid #FFFFFF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FFFFFF" fo:border-bottom="thin solid #999999" fo:border-left="thin solid #999999" fo:border-right="thin solid #999999" fo:background-color="#FFFF00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1" style:family="table-cell" style:parent-style-name="Default" style:data-style-name="N0">
      <style:table-cell-properties fo:border="thin solid #999999"/>
    </style:style>
    <style:style style:name="ce22" style:family="table-cell" style:parent-style-name="Default" style:data-style-name="N0">
      <style:table-cell-properties fo:border-top="thin solid #FFFFFF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FFFFFF" fo:border-bottom="thin solid #999999" fo:border-left="thin solid #999999" fo:border-right="thin solid #999999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vertical-align="middle" fo:background-color="transparent"/>
    </style:style>
    <style:style style:name="ce26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7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28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29" style:family="table-cell" style:parent-style-name="Default" style:data-style-name="N0">
      <style:table-cell-properties fo:border-top="none" fo:border-bottom="none" fo:border-left="thin solid #999999" fo:border-right="none" fo:background-color="transparent"/>
    </style:style>
    <style:style style:name="ce30" style:family="table-cell" style:parent-style-name="Default" style:data-style-name="N0">
      <style:table-cell-properties fo:border-top="none" fo:border-bottom="none" fo:border-left="none" fo:border-right="thin solid #999999" fo:background-color="transparent"/>
    </style:style>
    <style:style style:name="ce31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3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0.95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4">
            <text:p>count</text:p>
          </table:table-cell>
          <table:table-cell office:value-type="string" table:style-name="ce1">
            <text:p>주간</text:p>
          </table:table-cell>
          <table:table-cell office:value-type="string" table:style-name="ce1">
            <text:p>월간</text:p>
          </table:table-cell>
          <table:table-cell office:value-type="string" table:style-name="ce1">
            <text:p>연간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117" table:style-name="ce2">
            <text:p>211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145" table:style-name="ce2">
            <text:p>214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4" table:style-name="ce2">
            <text:p>24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9" table:style-name="ce2">
            <text:p>43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06" table:style-name="ce2">
            <text:p>60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1" table:style-name="ce2">
            <text:p>35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88" table:style-name="ce7">
            <text:p>18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08" table:style-name="ce2">
            <text:p>10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1" table:style-name="ce2">
            <text:p>20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934" table:style-name="ce2">
            <text:p>193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242" table:style-name="ce2">
            <text:p>224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4" table:style-name="ce2">
            <text:p>24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18" table:style-name="ce2">
            <text:p>41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96" table:style-name="ce2">
            <text:p>69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1" table:style-name="ce2">
            <text:p>35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9" table:style-name="ce2">
            <text:p>19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8" table:style-name="ce2">
            <text:p>20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68" table:style-name="ce2">
            <text:p>186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396" table:style-name="ce2">
            <text:p>239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8" table:style-name="ce2">
            <text:p>24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7" table:style-name="ce2">
            <text:p>43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96" table:style-name="ce2">
            <text:p>69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9" table:style-name="ce2">
            <text:p>35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7" table:style-name="ce2">
            <text:p>9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10" table:style-name="ce2">
            <text:p>2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65" table:style-name="ce2">
            <text:p>186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929" table:style-name="ce2">
            <text:p>292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float" office:value="222" table:style-name="ce2">
            <text:p>22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float" office:value="151" table:style-name="ce2">
            <text:p>15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59" table:style-name="ce2">
            <text:p>25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5" table:style-name="ce2">
            <text:p>24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8" table:style-name="ce2">
            <text:p>43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47" table:style-name="ce2">
            <text:p>64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69" table:style-name="ce2">
            <text:p>36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4" table:style-name="ce2">
            <text:p>8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4" table:style-name="ce2">
            <text:p>24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32" table:style-name="ce2">
            <text:p>183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929" table:style-name="ce2">
            <text:p>292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float" office:value="217" table:style-name="ce2">
            <text:p>21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float" office:value="159" table:style-name="ce2">
            <text:p>15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8" table:style-name="ce2">
            <text:p>26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5" table:style-name="ce2">
            <text:p>24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64" table:style-name="ce2">
            <text:p>46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732" table:style-name="ce2">
            <text:p>73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69" table:style-name="ce2">
            <text:p>36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4" table:style-name="ce2">
            <text:p>8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5" table:style-name="ce2">
            <text:p>26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6" table:style-name="ce2">
            <text:p>20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8">
            <text:p>DEV</text:p>
          </table:table-cell>
          <table:table-cell table:style-name="ce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1688" table:style-name="ce7">
            <text:p>168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1650" table:style-name="ce7">
            <text:p>165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7">
            <text:p>PRD</text:p>
          </table:table-cell>
          <table:table-cell office:value-type="float" office:value="243" table:style-name="ce7">
            <text:p>24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7">
            <text:p>STG</text:p>
          </table:table-cell>
          <table:table-cell office:value-type="float" office:value="173" table:style-name="ce7">
            <text:p>17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288" table:style-name="ce7">
            <text:p>28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245" table:style-name="ce7">
            <text:p>24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581" table:style-name="ce7">
            <text:p>58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624" table:style-name="ce7">
            <text:p>62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393" table:style-name="ce7">
            <text:p>39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350" table:style-name="ce7">
            <text:p>35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78" table:style-name="ce7">
            <text:p>7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86" table:style-name="ce7">
            <text:p>8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243" table:style-name="ce7">
            <text:p>24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236" table:style-name="ce7">
            <text:p>23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1700" table:style-name="ce7">
            <text:p>170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1648" table:style-name="ce7">
            <text:p>164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7">
            <text:p>PRD</text:p>
          </table:table-cell>
          <table:table-cell office:value-type="float" office:value="348" table:style-name="ce7">
            <text:p>34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7">
            <text:p>STG</text:p>
          </table:table-cell>
          <table:table-cell office:value-type="float" office:value="177" table:style-name="ce7">
            <text:p>17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276" table:style-name="ce7">
            <text:p>27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233" table:style-name="ce7">
            <text:p>23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508" table:style-name="ce7">
            <text:p>50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601" table:style-name="ce7">
            <text:p>60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357" table:style-name="ce7">
            <text:p>35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350" table:style-name="ce7">
            <text:p>35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86" table:style-name="ce7">
            <text:p>8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85" table:style-name="ce7">
            <text:p>8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PRD</text:p>
          </table:table-cell>
          <table:table-cell office:value-type="float" office:value="256" table:style-name="ce7">
            <text:p>25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STG</text:p>
          </table:table-cell>
          <table:table-cell office:value-type="float" office:value="275" table:style-name="ce7">
            <text:p>27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5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5"/>
        </table:table-row>
        <table:table-row table:number-rows-repeated="1048440" table:style-name="ro2">
          <table:table-cell table:number-columns-repeated="16384"/>
        </table:table-row>
      </table:table>
      <table:table table:name="전체_VM_요약" table:style-name="ta1"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차트 5" svg:x="0.15625in" svg:y="0.203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행 레이블</text:p>
          </table:table-cell>
          <table:table-cell office:value-type="string" table:style-name="ce11">
            <text:p>7월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KR</text:p>
          </table:table-cell>
          <table:table-cell office:value-type="float" office:value="3873" table:style-name="ce13">
            <text:p>3873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NA</text:p>
          </table:table-cell>
          <table:table-cell office:value-type="float" office:value="1109" table:style-name="ce15">
            <text:p>1109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EU</text:p>
          </table:table-cell>
          <table:table-cell office:value-type="float" office:value="509" table:style-name="ce15">
            <text:p>509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CN</text:p>
          </table:table-cell>
          <table:table-cell office:value-type="float" office:value="707" table:style-name="ce15">
            <text:p>707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G</text:p>
          </table:table-cell>
          <table:table-cell office:value-type="float" office:value="531" table:style-name="ce15">
            <text:p>53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RU</text:p>
          </table:table-cell>
          <table:table-cell office:value-type="float" office:value="171" table:style-name="ce17">
            <text:p>17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900" table:formula="of:=SUM([.B5:.B10])" table:style-name="ce1">
            <text:p>6900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0">
            <text:p>월</text:p>
          </table:table-cell>
          <table:table-cell office:value-type="string" table:style-name="ce11">
            <text:p>합계 : count</text:p>
          </table:table-cell>
          <table:table-cell table:number-columns-repeated="2"/>
          <table:table-cell table:style-name="ce1">
            <draw:frame draw:z-index="2" draw:id="id1" draw:style-name="a1" draw:name="차트 6" svg:x="0.18229in" svg:y="0.015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6228" table:style-name="ce11">
            <text:p>6228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2월</text:p>
          </table:table-cell>
          <table:table-cell office:value-type="float" office:value="6182" table:style-name="ce19">
            <text:p>6182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3월</text:p>
          </table:table-cell>
          <table:table-cell office:value-type="float" office:value="6317" table:style-name="ce19">
            <text:p>6317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4월</text:p>
          </table:table-cell>
          <table:table-cell office:value-type="float" office:value="6817" table:style-name="ce19">
            <text:p>6817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5월</text:p>
          </table:table-cell>
          <table:table-cell office:value-type="float" office:value="6970" table:style-name="ce19">
            <text:p>6970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6878" table:style-name="ce19">
            <text:p>6878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7월</text:p>
          </table:table-cell>
          <table:table-cell office:value-type="float" office:value="6900" table:style-name="ce19">
            <text:p>6900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46292" table:formula="of:=SUM([.B21:.B27])" table:style-name="ce21">
            <text:p>46292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요약_KR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KR</text:p>
          </table:table-cell>
          <table:table-cell table:number-columns-repeated="2" table:style-name="ce1"/>
          <table:table-cell table:style-name="ce1">
            <draw:frame draw:z-index="1" draw:id="id2" draw:style-name="a2" draw:name="차트 3" svg:x="0.00521in" svg:y="0in" svg:width="6.18229in" svg:height="3.4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월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테넌트</text:p>
          </table:table-cell>
          <table:table-cell office:value-type="string" table:style-name="ce11">
            <text:p>7월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2048" table:style-name="ce11">
            <text:p>20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TG</text:p>
          </table:table-cell>
          <table:table-cell office:value-type="float" office:value="1825" table:style-name="ce23">
            <text:p>1825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6" table:style-name="ro1">
          <table:table-cell table:number-columns-repeated="17" table:style-name="ce1"/>
          <table:table-cell table:style-name="ce24"/>
          <table:table-cell table:style-name="ce25"/>
          <table:table-cell table:style-name="ce24"/>
          <table:table-cell table:style-name="ce1"/>
          <table:table-cell table:style-name="ce24"/>
          <table:table-cell table:style-name="ce1"/>
          <table:table-cell table:number-columns-repeated="3" table:style-name="ce24"/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2" draw:id="id3" draw:style-name="a3" draw:name="차트 4" svg:x="0.57812in" svg:y="0.21354in" svg:width="6.18229in" svg:height="3.4218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0">
            <text:p>테넌트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10">
            <text:p>월</text:p>
          </table:table-cell>
          <table:table-cell office:value-type="string" table:style-name="ce10">
            <text:p>PRD</text:p>
          </table:table-cell>
          <table:table-cell office:value-type="string" table:style-name="ce27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2117" table:style-name="ce10">
            <text:p>2117</text:p>
          </table:table-cell>
          <table:table-cell office:value-type="float" office:value="1375" table:style-name="ce27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2월</text:p>
          </table:table-cell>
          <table:table-cell office:value-type="float" office:value="1934" table:style-name="ce18">
            <text:p>1934</text:p>
          </table:table-cell>
          <table:table-cell office:value-type="float" office:value="1437" table:style-name="ce28">
            <text:p>1437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3월</text:p>
          </table:table-cell>
          <table:table-cell office:value-type="float" office:value="1868" table:style-name="ce18">
            <text:p>1868</text:p>
          </table:table-cell>
          <table:table-cell office:value-type="float" office:value="1605" table:style-name="ce28">
            <text:p>1605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4월</text:p>
          </table:table-cell>
          <table:table-cell office:value-type="float" office:value="2087" table:style-name="ce18">
            <text:p>2087</text:p>
          </table:table-cell>
          <table:table-cell office:value-type="float" office:value="1881" table:style-name="ce28">
            <text:p>1881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5월</text:p>
          </table:table-cell>
          <table:table-cell office:value-type="float" office:value="2049" table:style-name="ce18">
            <text:p>2049</text:p>
          </table:table-cell>
          <table:table-cell office:value-type="float" office:value="1994" table:style-name="ce28">
            <text:p>1994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1931" table:style-name="ce18">
            <text:p>1931</text:p>
          </table:table-cell>
          <table:table-cell office:value-type="float" office:value="1823" table:style-name="ce28">
            <text:p>1823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7월</text:p>
          </table:table-cell>
          <table:table-cell office:value-type="float" office:value="2048" table:style-name="ce29">
            <text:p>2048</text:p>
          </table:table-cell>
          <table:table-cell office:value-type="float" office:value="1825" table:style-name="ce30">
            <text:p>1825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14034" table:formula="of:=SUM([.B24:.B30])" table:style-name="ce20">
            <text:p>14034</text:p>
          </table:table-cell>
          <table:table-cell office:value-type="float" office:value="11940" table:formula="of:=SUM([.C24:.C30])" table:style-name="ce31">
            <text:p>1194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요약_NA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월</text:p>
          </table:table-cell>
          <table:table-cell table:style-name="ce1"/>
          <table:table-cell table:style-name="ce1">
            <draw:frame draw:z-index="1" draw:id="id4" draw:style-name="a4" draw:name="차트 3" svg:x="0.59896in" svg:y="0in" svg:width="6.18229in" svg:height="3.45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테넌트</text:p>
          </table:table-cell>
          <table:table-cell office:value-type="string" table:style-name="ce11">
            <text:p>7월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508" table:style-name="ce11">
            <text:p>5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TG</text:p>
          </table:table-cell>
          <table:table-cell office:value-type="float" office:value="601" table:style-name="ce23">
            <text:p>601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7" table:style-name="ce1"/>
          <table:table-cell table:style-name="ce24"/>
          <table:table-cell table:style-name="ce25"/>
          <table:table-cell table:style-name="ce24"/>
          <table:table-cell table:number-columns-repeated="3" table:style-name="ce1"/>
          <table:table-cell table:number-columns-repeated="3" table:style-name="ce24"/>
          <table:table-cell table:number-columns-repeated="1635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2" draw:id="id5" draw:style-name="a5" draw:name="차트 4" svg:x="0.00521in" svg:y="0.20312in" svg:width="6.16146in" svg:height="3.4010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0">
            <text:p>테넌트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10">
            <text:p>월</text:p>
          </table:table-cell>
          <table:table-cell office:value-type="string" table:style-name="ce10">
            <text:p>PRD</text:p>
          </table:table-cell>
          <table:table-cell office:value-type="string" table:style-name="ce27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439" table:style-name="ce10">
            <text:p>439</text:p>
          </table:table-cell>
          <table:table-cell office:value-type="float" office:value="606" table:style-name="ce27">
            <text:p>606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2월</text:p>
          </table:table-cell>
          <table:table-cell office:value-type="float" office:value="418" table:style-name="ce18">
            <text:p>418</text:p>
          </table:table-cell>
          <table:table-cell office:value-type="float" office:value="696" table:style-name="ce28">
            <text:p>696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3월</text:p>
          </table:table-cell>
          <table:table-cell office:value-type="float" office:value="437" table:style-name="ce18">
            <text:p>437</text:p>
          </table:table-cell>
          <table:table-cell office:value-type="float" office:value="696" table:style-name="ce28">
            <text:p>696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4월</text:p>
          </table:table-cell>
          <table:table-cell office:value-type="float" office:value="438" table:style-name="ce18">
            <text:p>438</text:p>
          </table:table-cell>
          <table:table-cell office:value-type="float" office:value="647" table:style-name="ce28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5월</text:p>
          </table:table-cell>
          <table:table-cell office:value-type="float" office:value="464" table:style-name="ce18">
            <text:p>464</text:p>
          </table:table-cell>
          <table:table-cell office:value-type="float" office:value="732" table:style-name="ce28">
            <text:p>732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581" table:style-name="ce18">
            <text:p>581</text:p>
          </table:table-cell>
          <table:table-cell office:value-type="float" office:value="624" table:style-name="ce28">
            <text:p>624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7월</text:p>
          </table:table-cell>
          <table:table-cell office:value-type="float" office:value="508" table:style-name="ce18">
            <text:p>508</text:p>
          </table:table-cell>
          <table:table-cell office:value-type="float" office:value="601" table:style-name="ce28">
            <text:p>601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3285" table:formula="of:=SUM([.B24:.B30])" table:style-name="ce20">
            <text:p>3285</text:p>
          </table:table-cell>
          <table:table-cell office:value-type="float" office:value="4602" table:formula="of:=SUM([.C24:.C30])" table:style-name="ce31">
            <text:p>4602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요약_EU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E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월</text:p>
          </table:table-cell>
          <table:table-cell table:number-columns-repeated="2"/>
          <table:table-cell table:style-name="ce1">
            <draw:frame draw:z-index="1" draw:id="id6" draw:style-name="a6" draw:name="차트 3" svg:x="0.00521in" svg:y="0.01042in" svg:width="6.15104in" svg:height="3.45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테넌트</text:p>
          </table:table-cell>
          <table:table-cell office:value-type="string" table:style-name="ce11">
            <text:p>7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276" table:style-name="ce11">
            <text:p>276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TG</text:p>
          </table:table-cell>
          <table:table-cell office:value-type="float" office:value="233" table:style-name="ce23">
            <text:p>233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0">
            <text:p>테넌트</text:p>
          </table:table-cell>
          <table:table-cell table:style-name="ce26"/>
          <table:table-cell/>
          <table:table-cell table:style-name="ce1">
            <draw:frame draw:z-index="2" draw:id="id7" draw:style-name="a7" draw:name="차트 4" svg:x="0.01562in" svg:y="0.00521in" svg:width="6.15104in" svg:height="3.6302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월</text:p>
          </table:table-cell>
          <table:table-cell office:value-type="string" table:style-name="ce10">
            <text:p>PRD</text:p>
          </table:table-cell>
          <table:table-cell office:value-type="string" table:style-name="ce27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244" table:style-name="ce10">
            <text:p>244</text:p>
          </table:table-cell>
          <table:table-cell office:value-type="float" office:value="242" table:style-name="ce27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2월</text:p>
          </table:table-cell>
          <table:table-cell office:value-type="float" office:value="244" table:style-name="ce18">
            <text:p>244</text:p>
          </table:table-cell>
          <table:table-cell office:value-type="float" office:value="242" table:style-name="ce28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3월</text:p>
          </table:table-cell>
          <table:table-cell office:value-type="float" office:value="248" table:style-name="ce18">
            <text:p>248</text:p>
          </table:table-cell>
          <table:table-cell office:value-type="float" office:value="242" table:style-name="ce28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4월</text:p>
          </table:table-cell>
          <table:table-cell office:value-type="float" office:value="259" table:style-name="ce18">
            <text:p>259</text:p>
          </table:table-cell>
          <table:table-cell office:value-type="float" office:value="245" table:style-name="ce28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5월</text:p>
          </table:table-cell>
          <table:table-cell office:value-type="float" office:value="268" table:style-name="ce18">
            <text:p>268</text:p>
          </table:table-cell>
          <table:table-cell office:value-type="float" office:value="245" table:style-name="ce28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288" table:style-name="ce18">
            <text:p>288</text:p>
          </table:table-cell>
          <table:table-cell office:value-type="float" office:value="245" table:style-name="ce28">
            <text:p>245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7월</text:p>
          </table:table-cell>
          <table:table-cell office:value-type="float" office:value="276" table:style-name="ce18">
            <text:p>276</text:p>
          </table:table-cell>
          <table:table-cell office:value-type="float" office:value="233" table:style-name="ce28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1827" table:formula="of:=SUM([.B24:.B30])" table:style-name="ce20">
            <text:p>1827</text:p>
          </table:table-cell>
          <table:table-cell office:value-type="float" office:value="1694" table:formula="of:=SUM([.C24:.C30])" table:style-name="ce31">
            <text:p>169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요약_CN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CN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1" draw:id="id8" draw:style-name="a8" draw:name="차트 3" svg:x="0.01562in" svg:y="0.21354in" svg:width="6.15104in" svg:height="3.44271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테넌트</text:p>
          </table:table-cell>
          <table:table-cell office:value-type="string" table:style-name="ce11">
            <text:p>7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357" table:style-name="ce11">
            <text:p>357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TG</text:p>
          </table:table-cell>
          <table:table-cell office:value-type="float" office:value="350" table:style-name="ce23">
            <text:p>350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2" draw:id="id9" draw:style-name="a9" draw:name="차트 4" svg:x="0.01562in" svg:y="0.19271in" svg:width="6.16146in" svg:height="3.6927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0">
            <text:p>테넌트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10">
            <text:p>월</text:p>
          </table:table-cell>
          <table:table-cell office:value-type="string" table:style-name="ce10">
            <text:p>PRD</text:p>
          </table:table-cell>
          <table:table-cell office:value-type="string" table:style-name="ce27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351" table:style-name="ce10">
            <text:p>351</text:p>
          </table:table-cell>
          <table:table-cell office:value-type="float" office:value="188" table:style-name="ce27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2월</text:p>
          </table:table-cell>
          <table:table-cell office:value-type="float" office:value="351" table:style-name="ce18">
            <text:p>351</text:p>
          </table:table-cell>
          <table:table-cell office:value-type="float" office:value="199" table:style-name="ce28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3월</text:p>
          </table:table-cell>
          <table:table-cell office:value-type="float" office:value="359" table:style-name="ce18">
            <text:p>359</text:p>
          </table:table-cell>
          <table:table-cell office:value-type="float" office:value="198" table:style-name="ce28">
            <text:p>19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4월</text:p>
          </table:table-cell>
          <table:table-cell office:value-type="float" office:value="369" table:style-name="ce18">
            <text:p>369</text:p>
          </table:table-cell>
          <table:table-cell office:value-type="float" office:value="198" table:style-name="ce28">
            <text:p>19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5월</text:p>
          </table:table-cell>
          <table:table-cell office:value-type="float" office:value="369" table:style-name="ce18">
            <text:p>369</text:p>
          </table:table-cell>
          <table:table-cell office:value-type="float" office:value="198" table:style-name="ce28">
            <text:p>19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393" table:style-name="ce18">
            <text:p>393</text:p>
          </table:table-cell>
          <table:table-cell office:value-type="float" office:value="350" table:style-name="ce28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7월</text:p>
          </table:table-cell>
          <table:table-cell office:value-type="float" office:value="357" table:style-name="ce18">
            <text:p>357</text:p>
          </table:table-cell>
          <table:table-cell office:value-type="float" office:value="350" table:style-name="ce28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2192" table:style-name="ce20">
            <text:p>2192</text:p>
          </table:table-cell>
          <table:table-cell office:value-type="float" office:value="1331" table:style-name="ce31">
            <text:p>1331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요약_RU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RU</text:p>
          </table:table-cell>
          <table:table-cell table:number-columns-repeated="16382"/>
        </table:table-row>
        <table:table-row table:style-name="ro1">
          <table:table-cell table:number-columns-repeated="3" table:style-name="ce1"/>
          <table:table-cell table:style-name="ce1">
            <draw:frame draw:z-index="1" draw:id="id10" draw:style-name="a10" draw:name="차트 3" svg:x="0.59375in" svg:y="0.22396in" svg:width="6.16667in" svg:height="3.4427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테넌트</text:p>
          </table:table-cell>
          <table:table-cell office:value-type="string" table:style-name="ce11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86" table:style-name="ce1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TG</text:p>
          </table:table-cell>
          <table:table-cell office:value-type="float" office:value="85" table:style-name="ce23">
            <text:p>85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R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0">
            <text:p>테넌트</text:p>
          </table:table-cell>
          <table:table-cell table:style-name="ce26"/>
          <table:table-cell table:style-name="ce1">
            <draw:frame draw:z-index="2" draw:id="id11" draw:style-name="a11" draw:name="차트 4" svg:x="0.59896in" svg:y="0.00521in" svg:width="6.16146in" svg:height="3.68229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0">
            <text:p>월</text:p>
          </table:table-cell>
          <table:table-cell office:value-type="string" table:style-name="ce10">
            <text:p>PRD</text:p>
          </table:table-cell>
          <table:table-cell office:value-type="string" table:style-name="ce27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108" table:style-name="ce10">
            <text:p>108</text:p>
          </table:table-cell>
          <table:table-cell office:value-type="float" office:value="88" table:style-name="ce27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2월</text:p>
          </table:table-cell>
          <table:table-cell office:value-type="float" office:value="96" table:style-name="ce18">
            <text:p>96</text:p>
          </table:table-cell>
          <table:table-cell office:value-type="float" office:value="88" table:style-name="ce28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3월</text:p>
          </table:table-cell>
          <table:table-cell office:value-type="float" office:value="97" table:style-name="ce18">
            <text:p>97</text:p>
          </table:table-cell>
          <table:table-cell office:value-type="float" office:value="88" table:style-name="ce28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4월</text:p>
          </table:table-cell>
          <table:table-cell office:value-type="float" office:value="96" table:style-name="ce18">
            <text:p>96</text:p>
          </table:table-cell>
          <table:table-cell office:value-type="float" office:value="84" table:style-name="ce28">
            <text:p>84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5월</text:p>
          </table:table-cell>
          <table:table-cell office:value-type="float" office:value="96" table:style-name="ce18">
            <text:p>96</text:p>
          </table:table-cell>
          <table:table-cell office:value-type="float" office:value="84" table:style-name="ce28">
            <text:p>84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78" table:style-name="ce18">
            <text:p>78</text:p>
          </table:table-cell>
          <table:table-cell office:value-type="float" office:value="86" table:style-name="ce28">
            <text:p>86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7월</text:p>
          </table:table-cell>
          <table:table-cell office:value-type="float" office:value="86" table:style-name="ce18">
            <text:p>86</text:p>
          </table:table-cell>
          <table:table-cell office:value-type="float" office:value="85" table:style-name="ce28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총합계</text:p>
          </table:table-cell>
          <table:table-cell office:value-type="float" office:value="571" table:style-name="ce20">
            <text:p>571</text:p>
          </table:table-cell>
          <table:table-cell office:value-type="float" office:value="518" table:style-name="ce31">
            <text:p>518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요약_SG" table:style-name="ta2">
        <table:table-column table:style-name="co2" table:number-columns-repeated="3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S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1">
            <text:p>열 레이블</text:p>
          </table:table-cell>
          <table:table-cell/>
          <table:table-cell table:style-name="ce1">
            <draw:frame draw:z-index="1" draw:id="id12" draw:style-name="a12" draw:name="차트 3" svg:x="0.72396in" svg:y="0.01562in" svg:width="6.21354in" svg:height="3.42188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0">
            <text:p>행 레이블</text:p>
          </table:table-cell>
          <table:table-cell office:value-type="string" table:style-name="ce11">
            <text:p>7월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RD</text:p>
          </table:table-cell>
          <table:table-cell office:value-type="float" office:value="256" table:style-name="ce11">
            <text:p>256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STG</text:p>
          </table:table-cell>
          <table:table-cell office:value-type="float" office:value="275" table:style-name="ce19">
            <text:p>275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총합계</text:p>
          </table:table-cell>
          <table:table-cell office:value-type="float" office:value="531" table:formula="of:=SUM([.B5:.B6])" table:style-name="ce21">
            <text:p>531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1">
            <text:p>리전</text:p>
          </table:table-cell>
          <table:table-cell office:value-type="string" table:style-name="ce21">
            <text:p>SG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2" draw:id="id13" draw:style-name="a13" draw:name="차트 4" svg:x="0.72396in" svg:y="0.22396in" svg:width="6.23438in" svg:height="3.68229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0">
            <text:p>합계 : count</text:p>
          </table:table-cell>
          <table:table-cell office:value-type="string" table:style-name="ce10">
            <text:p>열 레이블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10">
            <text:p>행 레이블</text:p>
          </table:table-cell>
          <table:table-cell office:value-type="string" table:style-name="ce10">
            <text:p>PRD</text:p>
          </table:table-cell>
          <table:table-cell office:value-type="string" table:style-name="ce27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월</text:p>
          </table:table-cell>
          <table:table-cell office:value-type="float" office:value="269" table:style-name="ce10">
            <text:p>269</text:p>
          </table:table-cell>
          <table:table-cell office:value-type="float" office:value="201" table:style-name="ce27">
            <text:p>20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월</text:p>
          </table:table-cell>
          <table:table-cell office:value-type="float" office:value="269" table:style-name="ce18">
            <text:p>269</text:p>
          </table:table-cell>
          <table:table-cell office:value-type="float" office:value="208" table:style-name="ce28">
            <text:p>20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월</text:p>
          </table:table-cell>
          <table:table-cell office:value-type="float" office:value="269" table:style-name="ce18">
            <text:p>269</text:p>
          </table:table-cell>
          <table:table-cell office:value-type="float" office:value="210" table:style-name="ce28">
            <text:p>2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월</text:p>
          </table:table-cell>
          <table:table-cell office:value-type="float" office:value="269" table:style-name="ce18">
            <text:p>269</text:p>
          </table:table-cell>
          <table:table-cell office:value-type="float" office:value="244" table:style-name="ce28">
            <text:p>24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월</text:p>
          </table:table-cell>
          <table:table-cell office:value-type="float" office:value="265" table:style-name="ce18">
            <text:p>265</text:p>
          </table:table-cell>
          <table:table-cell office:value-type="float" office:value="206" table:style-name="ce28">
            <text:p>20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월</text:p>
          </table:table-cell>
          <table:table-cell office:value-type="float" office:value="243" table:style-name="ce18">
            <text:p>243</text:p>
          </table:table-cell>
          <table:table-cell office:value-type="float" office:value="236" table:style-name="ce28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월</text:p>
          </table:table-cell>
          <table:table-cell office:value-type="float" office:value="356" table:style-name="ce18">
            <text:p>356</text:p>
          </table:table-cell>
          <table:table-cell office:value-type="float" office:value="275" table:style-name="ce28">
            <text:p>275</text:p>
          </table:table-cell>
          <table:table-cell table:number-columns-repeated="16381"/>
        </table:table-row>
        <table:table-row table:style-name="ro1">
          <table:table-cell office:value-type="string" table:style-name="ce32">
            <text:p>총합계</text:p>
          </table:table-cell>
          <table:table-cell office:value-type="float" office:value="1940" table:formula="of:=SUM([.B25:.B31])" table:style-name="ce20">
            <text:p>1940</text:p>
          </table:table-cell>
          <table:table-cell office:value-type="float" office:value="1580" table:formula="of:=SUM([.C25:.C31])" table:style-name="ce31">
            <text:p>1580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7월집계.B1:7월집계.I96" table:name="표1_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이한새-IaaS기술팀/신우영</meta:initial-creator>
    <dc:creator>HAE_GE</dc:creator>
    <meta:creation-date>2022-06-24T02:30:28Z</meta:creation-date>
    <dc:date>2022-08-02T07:46:4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c000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전체_VM_요약.$A$5:.$A$10"/>
          </chart:axis>
          <chart:axis chart:dimension="y"/>
          <chart:series chart:values-cell-range-address="전체_VM_요약.$B$5:.$B$1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svg:x="103.9225196850394pt" svg:y="71.0pt" chart:style-name="DL003"/>
            </chart:data-point>
            <chart:data-point chart:style-name="G0S0P4">
              <chart:data-label svg:x="73.22496062992125pt" svg:y="12.0pt"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5.8751181102362pt" svg:width="443.625118110236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요약_CN.$A$24:.$A$30"/>
          </chart:axis>
          <chart:series chart:label-cell-address="요약_CN.$B$23" chart:values-cell-range-address="요약_CN.$B$24:.$B$30" chart:class="chart:bar" chart:attached-axis="primary-y" chart:style-name="G0S0">
            <chart:data-label chart:style-name="DL00"/>
            <chart:data-point chart:repeated="7"/>
          </chart:series>
          <chart:series chart:label-cell-address="요약_CN.$C$23" chart:values-cell-range-address="요약_CN.$C$24:.$C$30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7.8751181102362pt" svg:width="444.0002362204725pt" chart:style-name="Crt0">
        <chart:plot-area chart:style-name="Plt0">
          <chart:axis chart:dimension="x">
            <chart:categories table:cell-range-address="요약_RU.$A$5:.$A$6"/>
          </chart:axis>
          <chart:axis chart:dimension="y"/>
          <chart:series chart:values-cell-range-address="요약_RU.$B$5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5.1248031496062pt" svg:width="443.625118110236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요약_RU.$A$24:.$A$30"/>
          </chart:axis>
          <chart:series chart:label-cell-address="요약_RU.$B$23" chart:values-cell-range-address="요약_RU.$B$24:.$B$30" chart:class="chart:bar" chart:attached-axis="primary-y" chart:style-name="G0S0">
            <chart:data-label chart:style-name="DL00"/>
            <chart:data-point chart:repeated="7"/>
          </chart:series>
          <chart:series chart:label-cell-address="요약_RU.$C$23" chart:values-cell-range-address="요약_RU.$C$24:.$C$30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6.3753543307087pt" svg:width="447.3748031496062pt" chart:style-name="Crt0">
        <chart:plot-area chart:style-name="Plt0">
          <chart:axis chart:dimension="x">
            <chart:categories table:cell-range-address="요약_SG.$A$5:.$A$6"/>
          </chart:axis>
          <chart:axis chart:dimension="y"/>
          <chart:series chart:values-cell-range-address="요약_SG.$B$5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5.1248031496062pt" svg:width="448.875354330708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요약_SG.$A$25:.$A$31"/>
          </chart:axis>
          <chart:series chart:label-cell-address="요약_SG.$B$24" chart:values-cell-range-address="요약_SG.$B$25:.$B$31" chart:class="chart:bar" chart:attached-axis="primary-y" chart:style-name="G0S0">
            <chart:data-label chart:style-name="DL00"/>
            <chart:data-point chart:repeated="7"/>
          </chart:series>
          <chart:series chart:label-cell-address="요약_SG.$C$24" chart:values-cell-range-address="요약_SG.$C$25:.$C$31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전체_VM_요약.$A$21:.$A$27"/>
          </chart:axis>
          <chart:series chart:values-cell-range-address="전체_VM_요약.$B$21:.$B$2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75pt" svg:width="445.1248031496062pt" chart:style-name="Crt0">
        <chart:plot-area chart:style-name="Plt0">
          <chart:axis chart:dimension="x">
            <chart:categories table:cell-range-address="요약_KR.$A$5:.$A$6"/>
          </chart:axis>
          <chart:axis chart:dimension="y"/>
          <chart:series chart:values-cell-range-address="요약_KR.$B$5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6.3753543307087pt" svg:width="445.124803149606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요약_KR.$A$24:.$A$30"/>
          </chart:axis>
          <chart:series chart:label-cell-address="요약_KR.$B$23" chart:values-cell-range-address="요약_KR.$B$24:.$B$30" chart:class="chart:bar" chart:attached-axis="primary-y" chart:style-name="G0S0">
            <chart:data-label chart:style-name="DL00"/>
            <chart:data-point chart:repeated="7"/>
          </chart:series>
          <chart:series chart:label-cell-address="요약_KR.$C$23" chart:values-cell-range-address="요약_KR.$C$24:.$C$30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8.9996850393701pt" svg:width="445.1248031496062pt" chart:style-name="Crt0">
        <chart:plot-area chart:style-name="Plt0">
          <chart:axis chart:dimension="x">
            <chart:categories table:cell-range-address="요약_NA.$A$5:.$A$6"/>
          </chart:axis>
          <chart:axis chart:dimension="y"/>
          <chart:series chart:values-cell-range-address="요약_NA.$B$5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4.8748031496063pt" svg:width="443.625118110236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요약_NA.$A$24:.$A$30"/>
          </chart:axis>
          <chart:series chart:label-cell-address="요약_NA.$B$23" chart:values-cell-range-address="요약_NA.$B$24:.$B$30" chart:class="chart:bar" chart:attached-axis="primary-y" chart:style-name="G0S0">
            <chart:data-label chart:style-name="DL00"/>
            <chart:data-point chart:repeated="7"/>
          </chart:series>
          <chart:series chart:label-cell-address="요약_NA.$C$23" chart:values-cell-range-address="요약_NA.$C$24:.$C$30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8.9996850393701pt" svg:width="442.8748031496062pt" chart:style-name="Crt0">
        <chart:plot-area chart:style-name="Plt0">
          <chart:axis chart:dimension="x">
            <chart:categories table:cell-range-address="요약_EU.$A$5:.$A$6"/>
          </chart:axis>
          <chart:axis chart:dimension="y"/>
          <chart:series chart:values-cell-range-address="요약_EU.$B$5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1.3751181102362pt" svg:width="442.874803149606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요약_EU.$A$24:.$A$30"/>
          </chart:axis>
          <chart:series chart:label-cell-address="요약_EU.$B$23" chart:values-cell-range-address="요약_EU.$B$24:.$B$30" chart:class="chart:bar" chart:attached-axis="primary-y" chart:style-name="G0S0">
            <chart:data-label chart:style-name="DL00"/>
            <chart:data-point chart:repeated="7"/>
          </chart:series>
          <chart:series chart:label-cell-address="요약_EU.$C$23" chart:values-cell-range-address="요약_EU.$C$24:.$C$30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7.8751181102362pt" svg:width="442.8748031496062pt" chart:style-name="Crt0">
        <chart:plot-area chart:style-name="Plt0">
          <chart:axis chart:dimension="x">
            <chart:categories table:cell-range-address="요약_CN.$A$5:.$A$6"/>
          </chart:axis>
          <chart:axis chart:dimension="y"/>
          <chart:series chart:values-cell-range-address="요약_CN.$B$5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